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0000002E073CC04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ffcc00" draw:opacity="30%" draw:textarea-vertical-align="middle"/>
    </style:style>
    <style:style style:name="gr4" style:family="graphic" style:parent-style-name="standard">
      <style:graphic-properties draw:fill-color="#0066ff" draw:textarea-horizontal-align="left" draw:textarea-vertical-align="top" fo:padding-top="-0.3cm" fo:padding-bottom="0cm" fo:padding-left="0.6cm" fo:padding-right="0cm"/>
    </style:style>
    <style:style style:name="gr5" style:family="graphic" style:parent-style-name="standard">
      <style:graphic-properties draw:fill-color="#009900" draw:textarea-horizontal-align="left" draw:textarea-vertical-align="top" fo:padding-top="-0.3cm" fo:padding-bottom="0cm" fo:padding-left="0.6cm" fo:padding-right="0cm" style:protect="position size"/>
    </style:style>
    <style:style style:name="gr6" style:family="graphic" style:parent-style-name="standard">
      <style:graphic-properties draw:fill-color="#dddddd" draw:textarea-horizontal-align="left" draw:textarea-vertical-align="top" fo:padding-top="-0.3cm" fo:padding-bottom="0cm" fo:padding-left="0.6cm" fo:padding-right="0cm" style:protect="position size"/>
    </style:style>
    <style:style style:name="gr7" style:family="graphic" style:parent-style-name="standard">
      <style:graphic-properties draw:fill-color="#000000" draw:textarea-horizontal-align="left" draw:textarea-vertical-align="top" fo:padding-top="-0.3cm" fo:padding-bottom="0cm" fo:padding-left="0.6cm" fo:padding-right="0cm" style:protect="position size"/>
    </style:style>
    <style:style style:name="gr8" style:family="graphic" style:parent-style-name="standard">
      <style:graphic-properties draw:fill-color="#ff3300" draw:textarea-horizontal-align="left" draw:textarea-vertical-align="top" fo:padding-top="-0.3cm" fo:padding-bottom="0cm" fo:padding-left="0.6cm" fo:padding-right="0cm" style:protect="position size"/>
    </style:style>
    <style:style style:name="gr9" style:family="graphic" style:parent-style-name="standard">
      <style:graphic-properties draw:fill-color="#ffff00" draw:textarea-horizontal-align="left" draw:textarea-vertical-align="top" fo:padding-top="-0.3cm" fo:padding-bottom="0cm" fo:padding-left="0.6cm" fo:padding-right="0cm" style:protect="position size"/>
    </style:style>
    <style:style style:name="gr10" style:family="graphic" style:parent-style-name="standard">
      <style:graphic-properties draw:fill-color="#ffff00" draw:textarea-horizontal-align="left" draw:textarea-vertical-align="top" fo:padding-top="-0.3cm" fo:padding-bottom="0cm" fo:padding-left="0.6cm" fo:padding-right="0cm"/>
    </style:style>
    <style:style style:name="gr11" style:family="graphic" style:parent-style-name="standard">
      <style:graphic-properties draw:fill-color="#dddddd" draw:textarea-horizontal-align="left" draw:textarea-vertical-align="top" fo:padding-top="-0.3cm" fo:padding-bottom="0cm" fo:padding-left="0.6cm" fo:padding-right="0cm"/>
    </style:style>
    <style:style style:name="gr12" style:family="graphic" style:parent-style-name="standard">
      <style:graphic-properties draw:fill-color="#009900" draw:textarea-horizontal-align="left" draw:textarea-vertical-align="top" fo:padding-top="-0.3cm" fo:padding-bottom="0cm" fo:padding-left="0.6cm" fo:padding-right="0cm"/>
    </style:style>
    <style:style style:name="gr13" style:family="graphic" style:parent-style-name="standard">
      <style:graphic-properties draw:fill-color="#ff9900" draw:textarea-horizontal-align="left" draw:textarea-vertical-align="bottom" fo:padding-top="0cm" fo:padding-bottom="-0.3cm" fo:padding-left="0.6cm" fo:padding-right="0cm"/>
    </style:style>
    <style:style style:name="gr14" style:family="graphic" style:parent-style-name="standard">
      <style:graphic-properties draw:fill-color="#6600cc" draw:textarea-horizontal-align="left" draw:textarea-vertical-align="bottom" fo:padding-top="0cm" fo:padding-bottom="-0.3cm" fo:padding-left="0.6cm" fo:padding-right="0cm"/>
    </style:style>
    <style:style style:name="gr15" style:family="graphic" style:parent-style-name="standard">
      <style:graphic-properties draw:fill-color="#00cccc" draw:textarea-horizontal-align="left" draw:textarea-vertical-align="bottom" fo:padding-top="0cm" fo:padding-bottom="-0.3cm" fo:padding-left="0.6cm" fo:padding-right="0cm"/>
    </style:style>
    <style:style style:name="gr16" style:family="graphic" style:parent-style-name="standard">
      <style:graphic-properties draw:marker-start="" draw:marker-end="" draw:fill-color="#ff9900" draw:textarea-horizontal-align="left" draw:textarea-vertical-align="bottom" fo:padding-top="0cm" fo:padding-bottom="-0.3cm" fo:padding-left="0.6cm" fo:padding-right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marker-start="" draw:marker-end="" draw:fill-color="#3399ff" draw:textarea-horizontal-align="left" draw:textarea-vertical-align="bottom" fo:padding-top="0cm" fo:padding-bottom="-0.3cm" fo:padding-left="0.6cm" fo:padding-right="0cm"/>
    </style:style>
    <style:style style:name="gr19" style:family="graphic" style:parent-style-name="standard">
      <style:graphic-properties draw:fill-color="#000000" draw:textarea-horizontal-align="left" draw:textarea-vertical-align="top" fo:padding-top="-0.3cm" fo:padding-bottom="0cm" fo:padding-left="0.6cm" fo:padding-right="0cm"/>
    </style:style>
    <style:style style:name="gr20" style:family="graphic" style:parent-style-name="standard">
      <style:graphic-properties draw:fill-color="#ff3300" draw:textarea-horizontal-align="left" draw:textarea-vertical-align="top" fo:padding-top="-0.3cm" fo:padding-bottom="0cm" fo:padding-left="0.6cm" fo:padding-right="0cm"/>
    </style:style>
    <style:style style:name="gr21" style:family="graphic" style:parent-style-name="standard">
      <style:graphic-properties draw:fill-color="#0066ff" draw:textarea-horizontal-align="left" draw:textarea-vertical-align="bottom" fo:padding-top="0cm" fo:padding-bottom="-0.3cm" fo:padding-left="0.6cm" fo:padding-right="0cm"/>
    </style:style>
    <style:style style:name="gr22" style:family="graphic" style:parent-style-name="standard">
      <style:graphic-properties draw:fill-color="#ff3300" draw:textarea-horizontal-align="left" draw:textarea-vertical-align="bottom" fo:padding-top="0cm" fo:padding-bottom="-0.3cm" fo:padding-left="0.6cm" fo:padding-right="0cm"/>
    </style:style>
    <style:style style:name="gr23" style:family="graphic" style:parent-style-name="standard">
      <style:graphic-properties draw:fill-color="#ffff00" draw:textarea-horizontal-align="left" draw:textarea-vertical-align="bottom" fo:padding-top="0cm" fo:padding-bottom="-0.3cm" fo:padding-left="0.6cm" fo:padding-right="0cm"/>
    </style:style>
    <style:style style:name="gr24" style:family="graphic" style:parent-style-name="standard">
      <style:graphic-properties draw:fill-color="#dddddd" draw:textarea-horizontal-align="left" draw:textarea-vertical-align="bottom" fo:padding-top="0cm" fo:padding-bottom="-0.3cm" fo:padding-left="0.6cm" fo:padding-right="0cm"/>
    </style:style>
    <style:style style:name="gr25" style:family="graphic" style:parent-style-name="standard">
      <style:graphic-properties draw:fill-color="#009900" draw:textarea-horizontal-align="left" draw:textarea-vertical-align="bottom" fo:padding-top="0cm" fo:padding-bottom="-0.3cm" fo:padding-left="0.6cm" fo:padding-right="0cm"/>
    </style:style>
    <style:style style:name="gr26" style:family="graphic" style:parent-style-name="standard">
      <style:graphic-properties draw:fill-color="#dddddd" draw:textarea-horizontal-align="right" draw:textarea-vertical-align="top" fo:padding-top="-0.3cm" fo:padding-bottom="0cm" fo:padding-left="0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color="#ff6666" fo:font-size="12pt" fo:text-shadow="none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6666" fo:font-size="12pt" fo:text-shadow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89cm" svg:height="15.499cm" svg:x="4.405cm" svg:y="2.751cm">
          <draw:image xlink:href="Pictures/10000000000003E0000002E073CC040F.png" xlink:type="simple" xlink:show="embed" xlink:actuate="onLoad">
            <text:p/>
          </draw:image>
        </draw:frame>
        <draw:polygon draw:style-name="gr2" draw:text-style-name="P1" draw:layer="layout" svg:width="6.599cm" svg:height="6.499cm" svg:x="5.7cm" svg:y="14cm" svg:viewBox="0 0 6600 6500" draw:points="100,0 4300,0 4300,3600 6600,3600 6600,6500 0,6500">
          <text:p/>
        </draw:polygon>
        <draw:polygon draw:style-name="gr3" draw:text-style-name="P1" draw:layer="layout" svg:width="7.899cm" svg:height="5.399cm" svg:x="15.7cm" svg:y="1cm" svg:viewBox="0 0 7900 5400" draw:points="0,5400 3200,5400 3200,4300 6500,4300 6500,1900 7900,1900 7900,0 3700,0 3700,1800 0,1800">
          <text:p/>
        </draw:polygon>
        <draw:rect draw:style-name="gr4" draw:text-style-name="P2" draw:layer="layout" svg:width="0.3cm" svg:height="3.4cm" svg:x="16cm" svg:y="3.1cm">
          <text:p text:style-name="P1"><text:span text:style-name="T1">A3 - GPS TxD</text:span></text:p>
        </draw:rect>
        <draw:rect draw:style-name="gr5" draw:text-style-name="P2" draw:layer="layout" svg:width="0.3cm" svg:height="2.8cm" svg:x="16.8cm" svg:y="3.7cm">
          <text:p text:style-name="P1"><text:span text:style-name="T1">A2 - GPS RxD</text:span></text:p>
        </draw:rect>
        <draw:rect draw:style-name="gr6" draw:text-style-name="P2" draw:layer="layout" svg:width="0.3cm" svg:height="2.2cm" svg:x="17.6cm" svg:y="4.3cm">
          <text:p text:style-name="P1"><text:span text:style-name="T1">A1 - GPS PPS</text:span></text:p>
        </draw:rect>
        <draw:rect draw:style-name="gr7" draw:text-style-name="P2" draw:layer="layout" svg:width="0.3cm" svg:height="0.901cm" svg:x="19.961cm" svg:y="1.299cm">
          <text:p text:style-name="P1"><text:span text:style-name="T1">GPS GND</text:span></text:p>
        </draw:rect>
        <draw:rect draw:style-name="gr8" draw:text-style-name="P2" draw:layer="layout" svg:width="0.3cm" svg:height="0.901cm" svg:x="20.886cm" svg:y="1.899cm">
          <text:p text:style-name="P1"><text:span text:style-name="T1">GPS 3-5V</text:span></text:p>
        </draw:rect>
        <draw:rect draw:style-name="gr9" draw:text-style-name="P2" draw:layer="layout" svg:width="0.3cm" svg:height="1.599cm" svg:x="18.361cm" svg:y="4.9cm">
          <text:p text:style-name="P1"><text:span text:style-name="T1">(A0 - GPS EN)</text:span></text:p>
        </draw:rect>
        <draw:rect draw:style-name="gr10" draw:text-style-name="P2" draw:layer="layout" svg:width="0.3cm" svg:height="3.9cm" svg:x="15.2cm" svg:y="2.6cm">
          <text:p text:style-name="P1"><text:span text:style-name="T1">A4 - RF NSS</text:span></text:p>
        </draw:rect>
        <draw:rect draw:style-name="gr11" draw:text-style-name="P2" draw:layer="layout" svg:width="0.3cm" svg:height="4.399cm" svg:x="14.483cm" svg:y="2.1cm">
          <text:p text:style-name="P1"><text:span text:style-name="T1">A5 - SCK</text:span></text:p>
        </draw:rect>
        <draw:rect draw:style-name="gr12" draw:text-style-name="P2" draw:layer="layout" svg:width="0.3cm" svg:height="4.899cm" svg:x="13.683cm" svg:y="1.6cm">
          <text:p text:style-name="P1"><text:span text:style-name="T1">A6 - RF MISO</text:span></text:p>
        </draw:rect>
        <draw:rect draw:style-name="gr4" draw:text-style-name="P2" draw:layer="layout" svg:width="0.3cm" svg:height="5.399cm" svg:x="12.792cm" svg:y="1.1cm">
          <text:p text:style-name="P1"><text:span text:style-name="T1">A7 - RF MOSI</text:span></text:p>
        </draw:rect>
        <draw:rect draw:style-name="gr13" draw:text-style-name="P2" draw:layer="layout" svg:width="0.3cm" svg:height="5.299cm" svg:x="14.4cm" svg:y="13.701cm">
          <text:p text:style-name="P1"><text:span text:style-name="T1">B3 - RF DIO4</text:span></text:p>
        </draw:rect>
        <draw:rect draw:style-name="gr14" draw:text-style-name="P2" draw:layer="layout" svg:width="0.3cm" svg:height="4.7cm" svg:x="15.2cm" svg:y="13.7cm">
          <text:p text:style-name="P1"><text:span text:style-name="T1">B4 - RF DIO0</text:span></text:p>
        </draw:rect>
        <draw:rect draw:style-name="gr15" draw:text-style-name="P2" draw:layer="layout" svg:width="0.3cm" svg:height="4.202cm" svg:x="16.052cm" svg:y="13.698cm">
          <text:p text:style-name="P1"><text:span text:style-name="T1">B5 - RF RESET</text:span></text:p>
        </draw:rect>
        <draw:g>
          <draw:rect draw:style-name="gr16" draw:text-style-name="P2" draw:layer="layout" svg:width="0.3cm" svg:height="3.401cm" svg:x="10.458cm" svg:y="13.699cm">
            <text:p text:style-name="P1"><text:span text:style-name="T1">A9 - 232 Rx</text:span></text:p>
          </draw:rect>
          <draw:line draw:style-name="gr17" draw:text-style-name="P1" draw:layer="layout" svg:x1="10.6cm" svg:y1="14.782cm" svg:x2="10.6cm" svg:y2="16.715cm">
            <text:p/>
          </draw:line>
        </draw:g>
        <draw:g>
          <draw:rect draw:style-name="gr18" draw:text-style-name="P2" draw:layer="layout" svg:width="0.3cm" svg:height="2.603cm" svg:x="11.239cm" svg:y="13.697cm">
            <text:p text:style-name="P1"><text:span text:style-name="T1">A10 - 232 Tx</text:span></text:p>
          </draw:rect>
          <draw:line draw:style-name="gr17" draw:text-style-name="P1" draw:layer="layout" svg:x1="11.381cm" svg:y1="16.005cm" svg:x2="11.381cm" svg:y2="14.526cm">
            <text:p/>
          </draw:line>
        </draw:g>
        <draw:rect draw:style-name="gr19" draw:text-style-name="P2" draw:layer="layout" svg:width="0.3cm" svg:height="3.001cm" svg:x="6.3cm" svg:y="3.5cm">
          <text:p text:style-name="P1"><text:span text:style-name="T1">232</text:span></text:p>
          <text:p text:style-name="P1"><text:span text:style-name="T1"><text:s/></text:span><text:span text:style-name="T1">GND</text:span></text:p>
        </draw:rect>
        <draw:rect draw:style-name="gr19" draw:text-style-name="P2" draw:layer="layout" svg:width="0.3cm" svg:height="1.5cm" svg:x="7.2cm" svg:y="5cm">
          <text:p text:style-name="P1"><text:span text:style-name="T1">RF GND</text:span></text:p>
        </draw:rect>
        <draw:rect draw:style-name="gr20" draw:text-style-name="P2" draw:layer="layout" svg:width="0.3cm" svg:height="0.901cm" svg:x="8.1cm" svg:y="5.6cm">
          <text:p text:style-name="P1"><text:span text:style-name="T1">RF 3.3V</text:span></text:p>
        </draw:rect>
        <draw:rect draw:style-name="gr21" draw:text-style-name="P2" draw:layer="layout" svg:width="0.3cm" svg:height="1.2cm" svg:x="20.8cm" svg:y="13.7cm">
          <text:p text:style-name="P1"><text:span text:style-name="T1">G – BATT -</text:span></text:p>
        </draw:rect>
        <draw:rect draw:style-name="gr22" draw:text-style-name="P2" draw:layer="layout" svg:width="0.3cm" svg:height="1.702cm" svg:x="20.03cm" svg:y="13.698cm">
          <text:p text:style-name="P1"><text:span text:style-name="T1">5V – BATT +</text:span></text:p>
        </draw:rect>
        <draw:rect draw:style-name="gr23" draw:text-style-name="P2" draw:layer="layout" svg:width="0.3cm" svg:height="5.9cm" svg:x="7.1cm" svg:y="13.7cm">
          <text:p text:style-name="P1"><text:span text:style-name="T1">B13 - D CLK</text:span></text:p>
        </draw:rect>
        <draw:rect draw:style-name="gr24" draw:text-style-name="P2" draw:layer="layout" svg:width="0.3cm" svg:height="4.702cm" svg:x="8.827cm" svg:y="13.698cm">
          <text:p text:style-name="P1"><text:span text:style-name="T1">B15 - D DIN</text:span></text:p>
        </draw:rect>
        <draw:rect draw:style-name="gr13" draw:text-style-name="P2" draw:layer="layout" svg:width="0.3cm" svg:height="6.4cm" svg:x="6.3cm" svg:y="13.7cm">
          <text:p text:style-name="P1"><text:span text:style-name="T1">B12 - D RST</text:span></text:p>
        </draw:rect>
        <draw:rect draw:style-name="gr25" draw:text-style-name="P2" draw:layer="layout" svg:width="0.3cm" svg:height="5.302cm" svg:x="7.908cm" svg:y="13.698cm">
          <text:p text:style-name="P1"><text:span text:style-name="T1">B14 - D CE</text:span></text:p>
        </draw:rect>
        <draw:rect draw:style-name="gr21" draw:text-style-name="P2" draw:layer="layout" svg:width="0.3cm" svg:height="4.204cm" svg:x="9.5cm" svg:y="13.7cm">
          <text:p text:style-name="P1"><text:span text:style-name="T1">A8 - D DC</text:span></text:p>
        </draw:rect>
        <draw:rect draw:style-name="gr26" draw:text-style-name="P2" draw:layer="layout" svg:width="0.3cm" svg:height="4.4cm" svg:x="12cm" svg:y="2.1cm">
          <text:p text:style-name="P1"><text:span text:style-name="T1">B0 – BTN1 – BTN3</text:span></text:p>
          <text:p text:style-name="P1"><text:span text:style-name="T1">(analog)</text:span></text:p>
        </draw:rect>
        <draw:frame draw:style-name="gr27" draw:text-style-name="P3" draw:layer="layout" svg:width="1.131cm" svg:height="0.488cm" draw:transform="rotate (-1.57079632679579) translate (12.388cm 13.769cm)">
          <draw:text-box>
            <text:p><text:span text:style-name="T2">USB!</text:span></text:p>
          </draw:text-box>
        </draw:frame>
        <draw:frame draw:style-name="gr27" draw:text-style-name="P3" draw:layer="layout" svg:width="1.131cm" svg:height="0.488cm" draw:transform="rotate (-1.57079632679579) translate (13.089cm 13.77cm)">
          <draw:text-box>
            <text:p><text:span text:style-name="T2">USB!</text:span></text:p>
          </draw:text-box>
        </draw:frame>
        <draw:frame draw:style-name="gr27" draw:text-style-name="P3" draw:layer="layout" svg:width="1.131cm" svg:height="0.488cm" draw:transform="rotate (-1.57079632679579) translate (21.168cm 5.369cm)">
          <draw:text-box>
            <text:p><text:span text:style-name="T2">LED!</text:span></text:p>
          </draw:text-box>
        </draw:frame>
        <draw:frame draw:style-name="gr27" draw:text-style-name="P3" draw:layer="layout" svg:width="1.131cm" svg:height="0.488cm" draw:transform="rotate (-1.57079632679579) translate (19.569cm 5.37cm)">
          <draw:text-box>
            <text:p><text:span text:style-name="T2">XTAL</text:span></text:p>
          </draw:text-box>
        </draw:frame>
        <draw:frame draw:style-name="gr27" draw:text-style-name="P3" draw:layer="layout" svg:width="1.131cm" svg:height="0.488cm" draw:transform="rotate (-1.57079632679579) translate (20.37cm 5.371cm)">
          <draw:text-box>
            <text:p><text:span text:style-name="T2">X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8T12:19:42.27</meta:creation-date>
    <dc:date>2015-07-08T18:07:17.57</dc:date>
    <meta:editing-duration>PT3H22M16S</meta:editing-duration>
    <meta:editing-cycles>13</meta:editing-cycles>
    <meta:generator>OpenOffice/4.0.1$Win32 OpenOffice.org_project/401m5$Build-9714</meta:generator>
    <meta:document-statistic meta:object-count="38"/>
  </office:meta>
</office:document-meta>
</file>